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6da" officeooo:paragraph-rsid="0004e6da"/>
    </style:style>
    <style:style style:name="P2" style:family="paragraph" style:parent-style-name="Standard">
      <style:text-properties officeooo:rsid="0004e6da" officeooo:paragraph-rsid="0004f1e5"/>
    </style:style>
    <style:style style:name="P3" style:family="paragraph" style:parent-style-name="Standard">
      <style:text-properties officeooo:rsid="0004fc38" officeooo:paragraph-rsid="0004fc38"/>
    </style:style>
    <style:style style:name="P4" style:family="paragraph" style:parent-style-name="Standard">
      <style:text-properties officeooo:rsid="0004fc38" officeooo:paragraph-rsid="000bc164"/>
    </style:style>
    <style:style style:name="P5" style:family="paragraph" style:parent-style-name="Standard">
      <style:text-properties officeooo:rsid="000bc164" officeooo:paragraph-rsid="000bc164"/>
    </style:style>
    <style:style style:name="T1" style:family="text">
      <style:text-properties officeooo:rsid="0004f1e5"/>
    </style:style>
    <style:style style:name="T2" style:family="text">
      <style:text-properties officeooo:rsid="0004fc38"/>
    </style:style>
    <style:style style:name="T3" style:family="text">
      <style:text-properties officeooo:rsid="000681e7"/>
    </style:style>
    <style:style style:name="T4" style:family="text">
      <style:text-properties officeooo:rsid="000775b6"/>
    </style:style>
    <style:style style:name="T5" style:family="text">
      <style:text-properties officeooo:rsid="0007c4c1"/>
    </style:style>
    <style:style style:name="T6" style:family="text">
      <style:text-properties officeooo:rsid="000936a8"/>
    </style:style>
    <style:style style:name="T7" style:family="text">
      <style:text-properties officeooo:rsid="000bc1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<text:span text:style-name="T6">Objektorientierte Programmierung--</text:span></text:p>
      <text:p text:style-name="P1">→<text:span text:style-name="T6"> Sichtweise auf komplexe Systeme, bei der ein System durch das Zusammenspiel kooperierender Objekte beschrieben wird.</text:span></text:p>
      <text:p text:style-name="P1"/>
      <text:p text:style-name="P1">--Kommentare--</text:p>
      <text:p text:style-name="P1">→ Einzeilige Kommentare: //</text:p>
      <text:p text:style-name="P1">→ Mehrzeilige Kommentare: /* Kommentar */</text:p>
      <text:p text:style-name="P1">→ Erklären Sinn und Zweig des Quellcodes.</text:p>
      <text:p text:style-name="P1"/>
      <text:p text:style-name="P1">--Javadoc--</text:p>
      <text:p text:style-name="P1">→ Programm das automatisch Dokomentation erstellt.</text:p>
      <text:p text:style-name="P1">→ Schlüsselwörtet: @param, @throws, @author, @version</text:p>
      <text:p text:style-name="P1">→ Einleitung mit /**</text:p>
      <text:p text:style-name="P1">→ Erster Satz beschreibt die Klasse, Methode oder Attribut.</text:p>
      <text:p text:style-name="P1">→ Javadoc erstellt HTML-Documentation. Daher ist HTML-Code erlaubt.</text:p>
      <text:p text:style-name="P1"/>
      <text:p text:style-name="P1">--Annotation--</text:p>
      <text:p text:style-name="P1">→ Meta = wie etwas zu verwenden ist, z.B. mit welchem Zeichensatz soll der Browser die Bitfolge interpretieren, mit UTF-8?</text:p>
      <text:p text:style-name="P1">→ Reichert den Code mit Metadaten an.</text:p>
      <text:p text:style-name="P1">→ sagen dem Compiler, wie eine Klasse, Methode oder Attribut verwendet werden soll.</text:p>
      <text:p text:style-name="P1">→ Beispiel: </text:p>
      <text:p text:style-name="P1"><text:tab/>//Compiler kontrolliert, ob die Methode auch überschrieben wurde.</text:p>
      <text:p text:style-name="P1"><text:tab/>@override<text:tab/></text:p>
      <text:p text:style-name="P1"><text:tab/>public void methode(){}</text:p>
      <text:p text:style-name="P2"><text:tab/></text:p>
      <text:p text:style-name="P2"><text:tab/>// <text:span text:style-name="T1">Compiler <text:s/>gibt die Warnung aus, dass die Methode veraltet ist und evtl. zu einem späteren <text:tab/>//Zeitpunkt nicht mehr existiert.</text:span><text:tab/></text:p>
      <text:p text:style-name="P1"><text:tab/><text:span text:style-name="T1">@depricated</text:span></text:p>
      <text:p text:style-name="P1"/>
      <text:p text:style-name="P1">--<text:span text:style-name="T2">Konverntionen--</text:span></text:p>
      <text:p text:style-name="P1">→<text:span text:style-name="T2"> Regeln an denen man sich halten sollte.</text:span></text:p>
      <text:p text:style-name="P1">→<text:span text:style-name="T2"> Mehrere Programmierer arbeiten an dem selben Programm.</text:span></text:p>
      <text:p text:style-name="P1">→<text:span text:style-name="T2"> Strukturierung von Code.</text:span></text:p>
      <text:p text:style-name="P3">→ Benennung: Klassen, Variablen, Methoden.</text:p>
      <text:p text:style-name="P3">→ Vereinfachung beim Code Lesen.</text:p>
      <text:p text:style-name="P3"/>
      <text:p text:style-name="P3">--<text:span text:style-name="T3">Phasen im objektorientiertem Entwicklungsprozess--</text:span></text:p>
      <text:p text:style-name="P3">→<text:span text:style-name="T3"> Vor der Programmierung komplexer IT-Systeme.</text:span></text:p>
      <text:p text:style-name="P3"><text:tab/>→<text:span text:style-name="T3"> Was muss das System konkret können?</text:span></text:p>
      <text:p text:style-name="P3"><text:tab/>→<text:span text:style-name="T3"> Welche Informationen müssen im System gespeichert werden?</text:span></text:p>
      <text:p text:style-name="P3"><text:tab/>→<text:span text:style-name="T3"> Für welchen Zweck/für wen wird das System benutzt?</text:span></text:p>
      <text:p text:style-name="P3"><text:tab/><text:tab/>→<text:span text:style-name="T3"> Software Entwicklungsprozess (SW-Prozess)</text:span></text:p>
      <text:p text:style-name="P3"><text:tab/><text:tab/><text:tab/>→<text:span text:style-name="T4"> Objektorientierte Analyse – OOA</text:span></text:p>
      <text:p text:style-name="P3"><text:tab/><text:tab/><text:tab/>→<text:span text:style-name="T4"> Objektorientiertes Design – OOD</text:span></text:p>
      <text:p text:style-name="P3"><text:tab/><text:tab/><text:tab/>→<text:span text:style-name="T4"> Objektorientierte Programmierung – OOP</text:span></text:p>
      <text:p text:style-name="P3">--<text:span text:style-name="T4">OOA--</text:span></text:p>
      <text:p text:style-name="P3">→<text:span text:style-name="T4"> Was soll das System tun? Verständnis des zu bauenden Systems.</text:span></text:p>
      <text:p text:style-name="P3"><text:tab/>→<text:span text:style-name="T4"> Objekte werden als Modell Nachgebildet, nur Eigenschaften werden berücksichtigt.</text:span></text:p>
      <text:p text:style-name="P3"><text:tab/>→<text:span text:style-name="T4"> Dient der Kommunikation der Entwickler, Auftraggeber und Anwender.</text:span></text:p>
      <text:p text:style-name="P3"><text:tab/>→<text:span text:style-name="T4"> Ausgangspunkt der nächsten Phase → OOD.</text:span></text:p>
      <text:p text:style-name="P3"/>
      <text:p text:style-name="P3"><text:soft-page-break/>--<text:span text:style-name="T4">OOD--</text:span></text:p>
      <text:p text:style-name="P3">→<text:span text:style-name="T4"> Brücke zwischen OOA und Implementierung (Programmierung)</text:span></text:p>
      <text:p text:style-name="P3">→<text:span text:style-name="T4"> OOA-Modell wird erweitert, sodass der Programmierer mit der Entwicklung beginnen kann.</text:span></text:p>
      <text:p text:style-name="P3">→<text:span text:style-name="T4"> Es kommen Methoden hinzu, zusätzliche Eigenschaften (Attribute), Art der Kommunikation zwischen den Objekten… .</text:span></text:p>
      <text:p text:style-name="P3"/>
      <text:p text:style-name="P3">--<text:span text:style-name="T5">OOP--</text:span></text:p>
      <text:p text:style-name="P3">→<text:span text:style-name="T5"> Übersetzung des OOA-Modells in Programmcode.</text:span></text:p>
      <text:p text:style-name="P3"/>
      <text:p text:style-name="P3">--<text:span text:style-name="T7">String--</text:span></text:p>
      <text:p text:style-name="P3">→<text:span text:style-name="T7"> Umwandlung von primitiven Datentypen zu String (serialisierung):</text:span></text:p>
      <text:p text:style-name="P3"><text:tab/>//<text:span text:style-name="T7">möglichkeit 1</text:span></text:p>
      <text:p text:style-name="P3"><text:tab/><text:span text:style-name="T7">int a = 5;</text:span></text:p>
      <text:p text:style-name="P3"><text:tab/><text:span text:style-name="T7">String s = ““ +a;</text:span></text:p>
      <text:p text:style-name="P3"><text:tab/></text:p>
      <text:p text:style-name="P3"><text:tab/>//<text:span text:style-name="T7">möglichkeit 2</text:span></text:p>
      <text:p text:style-name="P3"><text:tab/><text:span text:style-name="T7">String s = String.valueOf(a);</text:span></text:p>
      <text:p text:style-name="P3"/>
      <text:p text:style-name="P4">→<text:span text:style-name="T7"> Umwandlung von String in primitive Datentypen (parsen):</text:span></text:p>
      <text:p text:style-name="P5"><text:tab/>String s = new String(“123“);</text:p>
      <text:p text:style-name="P5"><text:tab/>int a = Integer.parseInt(s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2:24:27.153378932</meta:creation-date>
    <dc:date>2019-05-06T19:25:17.815687626</dc:date>
    <meta:editing-duration>PT53M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60" meta:word-count="360" meta:character-count="2539" meta:non-whitespace-character-count="2207"/>
  </office:meta>
</office:document-meta>
</file>